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Garamond" style:font-family-asian="Garamond" style:font-family-complex="Garamond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style:text-underline-mode="continuous" style:text-underline-type="single" style:text-underline-style="solid" style:text-underline-width="normal" fo:font-family="Garamond" style:font-family-asian="Garamond" style:font-family-complex="Garamond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Garamond" style:font-family-asian="Garamond" style:font-family-complex="Garamond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Garamond" style:font-family-asian="Garamond" style:font-family-complex="Garamond" fo:background-color="transparent" fo:color="#000000"/>
    </style:style>
    <style:style style:name="T58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normal" style:text-underline-mode="continuous" style:text-underline-type="single" style:text-underline-style="solid" style:text-underline-width="normal" fo:font-family="Garamond" style:font-family-asian="Garamond" style:font-family-complex="Garamond" fo:background-color="transparent" style:use-window-font-color="true"/>
    </style:style>
    <style:style style:name="T6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68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6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8.00pt" fo:font-weight="bold" fo:font-family="Garamond" style:font-family-asian="Garamond" style:font-family-complex="Garamond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8.00pt" fo:font-weight="bold" fo:font-family="Garamond" style:font-family-asian="Garamond" style:font-family-complex="Garamond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8.00pt" fo:font-weight="bold" fo:font-family="Garamond" style:font-family-asian="Garamond" style:font-family-complex="Garamond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128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>
        <style:tab-stops>
          <style:tab-stop style:position="153.00pt"/>
        </style:tab-stops>
      </style:paragraph-properties>
    </style:style>
    <style:style style:name="P3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528.40pt" style:leader-style="dotted"/>
          <style:tab-stop style:position="421116.25pt" style:type="right"/>
          <style:tab-stop style:position="-5.4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528.40pt" style:leader-style="dotted"/>
          <style:tab-stop style:position="421116.25pt" style:type="right"/>
          <style:tab-stop style:position="-5.40pt"/>
        </style:tab-stops>
      </style:paragraph-properties>
    </style:style>
    <style:style style:name="P6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838842.6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838842.60pt"/>
        </style:tab-stops>
      </style:paragraph-properties>
    </style:style>
    <style:style style:name="P9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838842.60pt"/>
        </style:tab-stops>
      </style:paragraph-properties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838842.60pt"/>
        </style:tab-stops>
      </style:paragraph-properties>
    </style:style>
    <style:style style:name="P14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838842.6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838842.6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  <style:tab-stop style:position="838845.30pt"/>
        </style:tab-stops>
      </style:paragraph-properties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  <style:tab-stop style:position="838845.30pt"/>
        </style:tab-stops>
      </style:paragraph-properties>
    </style:style>
    <style:style style:name="P32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  <style:tab-stop style:position="838845.30pt"/>
        </style:tab-stops>
      </style:paragraph-properties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  <style:tab-stop style:position="838845.30pt"/>
        </style:tab-stops>
      </style:paragraph-properties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  <style:tab-stop style:position="838845.30pt"/>
        </style:tab-stops>
      </style:paragraph-properties>
    </style:style>
    <style:style style:name="P41" style:family="paragraph">
      <style:paragraph-properties fo:line-height="100.00%" fo:text-align="justify"/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  <style:tab-stop style:position="838845.30pt"/>
        </style:tab-stops>
      </style:paragraph-properties>
    </style:style>
    <style:style style:name="P45" style:family="paragraph">
      <style:paragraph-properties fo:line-height="100.00%" fo:text-align="justify"/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  <style:tab-stop style:position="838845.30pt"/>
        </style:tab-stops>
      </style:paragraph-properties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left" fo:margin-left="2.70pt" fo:text-indent="-2.70pt">
        <style:tab-stops>
          <style:tab-stop style:position="204.20pt"/>
          <style:tab-stop style:position="3286.95pt" style:type="center"/>
          <style:tab-stop style:position="421118.95pt" style:type="right"/>
          <style:tab-stop style:position="838845.30pt"/>
        </style:tab-stops>
      </style:paragraph-properties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justify"/>
    </style:style>
    <style:style style:name="P56" style:family="paragraph">
      <style:paragraph-properties fo:line-height="100.00%" fo:text-align="left" fo:margin-top="12.00pt" fo:margin-bottom="3.0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center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</style:tab-stops>
      </style:paragraph-properties>
    </style:style>
    <style:style style:name="P63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64" style:family="paragraph">
      <style:paragraph-properties fo:line-height="115.00%" fo:text-align="left" fo:margin-bottom="10.00pt"/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67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68" style:family="paragraph">
      <style:paragraph-properties fo:line-height="100.00%" fo:text-align="justify"/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71" style:family="paragraph">
      <style:paragraph-properties fo:line-height="100.00%" fo:text-align="justify"/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74" style:family="paragraph">
      <style:paragraph-properties fo:line-height="100.00%" fo:text-align="justify"/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77" style:family="paragraph">
      <style:paragraph-properties fo:line-height="100.00%" fo:text-align="justify"/>
    </style:style>
    <style:style style:name="P78" style:family="paragraph">
      <style:paragraph-properties fo:line-height="100.00%" fo:text-align="center"/>
    </style:style>
    <style:style style:name="P79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80" style:family="paragraph">
      <style:paragraph-properties fo:line-height="100.00%" fo:text-align="justify"/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83" style:family="paragraph">
      <style:paragraph-properties fo:line-height="100.00%" fo:text-align="justify"/>
    </style:style>
    <style:style style:name="P84" style:family="paragraph">
      <style:paragraph-properties fo:line-height="100.00%" fo:text-align="center"/>
    </style:style>
    <style:style style:name="P85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86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87" style:family="paragraph">
      <style:paragraph-properties fo:line-height="100.00%" fo:text-align="justify"/>
    </style:style>
    <style:style style:name="P88" style:family="paragraph">
      <style:paragraph-properties fo:line-height="100.00%" fo:text-align="center"/>
    </style:style>
    <style:style style:name="P89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90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91" style:family="paragraph">
      <style:paragraph-properties fo:line-height="100.00%" fo:text-align="justify"/>
    </style:style>
    <style:style style:name="P92" style:family="paragraph">
      <style:paragraph-properties fo:line-height="100.00%" fo:text-align="center"/>
    </style:style>
    <style:style style:name="P93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94" style:family="paragraph">
      <style:paragraph-properties fo:line-height="100.00%" fo:text-align="justify"/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97" style:family="paragraph">
      <style:paragraph-properties fo:line-height="100.00%" fo:text-align="justify"/>
    </style:style>
    <style:style style:name="P98" style:family="paragraph">
      <style:paragraph-properties fo:line-height="100.00%" fo:text-align="center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838845.3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100" style:family="paragraph">
      <style:paragraph-properties fo:line-height="100.00%" fo:text-align="left" fo:margin-top="12.00pt" fo:margin-bottom="3.00pt"/>
    </style:style>
    <style:style style:name="TableColumn0100" style:family="table-column">
      <style:table-column-properties style:column-width="1.625000in"/>
    </style:style>
    <style:style style:name="TableColumn0101" style:family="table-column">
      <style:table-column-properties style:column-width="1.892361in"/>
    </style:style>
    <style:style style:name="TableColumn0102" style:family="table-column">
      <style:table-column-properties style:column-width="0.666667in"/>
    </style:style>
    <style:style style:name="TableColumn0103" style:family="table-column">
      <style:table-column-properties style:column-width="0.315972in"/>
    </style:style>
    <style:style style:name="TableColumn0104" style:family="table-column">
      <style:table-column-properties style:column-width="1.017361in"/>
    </style:style>
    <style:style style:name="TableColumn0105" style:family="table-column">
      <style:table-column-properties style:column-width="0.996528in"/>
    </style:style>
    <style:style style:name="Table01" style:family="table">
      <style:table-properties style:width="6.513889in" fo:margin-left="0.000000in" style:writing-mode="lr" table:align="left" style:may-break-between-rows="true"/>
    </style:style>
    <style:style style:name="TableRow0100" style:family="table-row">
      <style:table-row-properties style:min-row-height="0.208333in"/>
    </style:style>
    <style:style style:name="TableCell010000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3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5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3" style:family="table-cell">
      <style:table-cell-properties fo:border-top="0.013889in solid #000000" fo:border-left="0.013889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5" style:family="table-cell">
      <style:table-cell-properties fo:border-top="0.000694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2" style:family="table-row">
      <style:table-row-properties style:min-row-height="0.187500in"/>
    </style:style>
    <style:style style:name="TableCell0102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2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3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5" style:family="table-cell">
      <style:table-cell-properties fo:border-top="0.000694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3" style:family="table-row">
      <style:table-row-properties style:min-row-height="0.239583in"/>
    </style:style>
    <style:style style:name="TableCell0103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3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302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4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Cell01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 style:min-row-height="0.260417in"/>
    </style:style>
    <style:style style:name="TableCell0104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401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2.873611in"/>
    </style:style>
    <style:style style:name="TableColumn0201" style:family="table-column">
      <style:table-column-properties style:column-width="0.575000in"/>
    </style:style>
    <style:style style:name="TableColumn0202" style:family="table-column">
      <style:table-column-properties style:column-width="0.575000in"/>
    </style:style>
    <style:style style:name="TableColumn0203" style:family="table-column">
      <style:table-column-properties style:column-width="2.551389in"/>
    </style:style>
    <style:style style:name="Table02" style:family="table">
      <style:table-properties style:width="6.57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 style:min-row-height="0.187500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2.569444in"/>
    </style:style>
    <style:style style:name="TableColumn0301" style:family="table-column">
      <style:table-column-properties style:column-width="0.550000in"/>
    </style:style>
    <style:style style:name="TableColumn0302" style:family="table-column">
      <style:table-column-properties style:column-width="0.650000in"/>
    </style:style>
    <style:style style:name="TableColumn0303" style:family="table-column">
      <style:table-column-properties style:column-width="0.603472in"/>
    </style:style>
    <style:style style:name="TableColumn0304" style:family="table-column">
      <style:table-column-properties style:column-width="0.549306in"/>
    </style:style>
    <style:style style:name="TableColumn0305" style:family="table-column">
      <style:table-column-properties style:column-width="0.596528in"/>
    </style:style>
    <style:style style:name="TableColumn0306" style:family="table-column">
      <style:table-column-properties style:column-width="0.604861in"/>
    </style:style>
    <style:style style:name="Table03" style:family="table">
      <style:table-properties style:width="6.123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8" style:family="table-row">
      <style:table-row-properties style:min-row-height="0.156250in"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CS 192 Software Engineering II</text:span></text:p>
      <text:p text:style-name="P1"><text:span text:style-name="T1"><text:s/>Sprint Review Checklist</text:span></text:p>
      <text:p text:style-name="P2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"><text:span text:style-name="T3">Reviewer's Name:<text:s text:c="2"/></text:span><text:span text:style-name="T4"/></text:p>
          </table:table-cell>
          <table:table-cell table:style-name="TableCell010001" table:number-columns-spanned="2">
            <text:p text:style-name="P4"><text:span text:style-name="T5">Robelle Silverio</text:span><text:span text:style-name="T6"/></text:p>
          </table:table-cell>
          <table:covered-table-cell/>
          <table:table-cell table:style-name="TableCell010003" table:number-columns-spanned="2">
            <text:p text:style-name="P4"><text:span text:style-name="T7">Peer Review Date:<text:s/></text:span><text:span text:style-name="T8"/></text:p>
          </table:table-cell>
          <table:covered-table-cell/>
          <table:table-cell table:style-name="TableCell010005">
            <text:p text:style-name="P4"><text:span text:style-name="T8">2/7/17</text:span></text:p>
          </table:table-cell>
        </table:table-row>
        <table:table-row table:style-name="TableRow0101">
          <table:table-cell table:style-name="TableCell010100" table:number-rows-spanned="2">
            <text:p text:style-name="P7"><text:span text:style-name="T9">Project Name:<text:s/></text:span><text:span text:style-name="T10"/></text:p>
          </table:table-cell>
          <table:table-cell table:style-name="TableCell010101" table:number-columns-spanned="2" table:number-rows-spanned="2">
            <text:p text:style-name="P7"><text:span text:style-name="T11">TaskOverflow</text:span><text:span text:style-name="T12"/></text:p>
          </table:table-cell>
          <table:covered-table-cell/>
          <table:table-cell table:style-name="TableCell010103" table:number-columns-spanned="2">
            <text:p text:style-name="P7"><text:span text:style-name="T13">Project ID:<text:s text:c="2"/></text:span><text:span text:style-name="T14"/></text:p>
          </table:table-cell>
          <table:covered-table-cell/>
          <table:table-cell table:style-name="TableCell010105" table:number-rows-spanned="2">
            <text:p text:style-name="P7"><text:span text:style-name="T14"/></text:p>
          </table:table-cell>
        </table:table-row>
        <table:table-row table:style-name="TableRow0102">
          <table:covered-table-cell>
            <text:p text:style-name="P10"><text:span text:style-name="T14"><text:s/></text:span></text:p>
          </table:covered-table-cell>
          <table:covered-table-cell>
            <text:p text:style-name="P10"><text:span text:style-name="T14"><text:s/></text:span></text:p>
          </table:covered-table-cell>
          <table:covered-table-cell/>
          <table:table-cell table:style-name="TableCell010203" table:number-columns-spanned="2">
            <text:p text:style-name="P11"><text:span text:style-name="T15">(if applicable)</text:span><text:span text:style-name="T16"/></text:p>
          </table:table-cell>
          <table:covered-table-cell/>
          <table:covered-table-cell>
            <text:p text:style-name="P12"><text:span text:style-name="T16"><text:s/></text:span></text:p>
          </table:covered-table-cell>
        </table:table-row>
        <table:table-row table:style-name="TableRow0103">
          <table:table-cell table:style-name="TableCell010300">
            <text:p text:style-name="P15"><text:span text:style-name="T17">Developer’s Group Name:</text:span><text:span text:style-name="T18"/></text:p>
          </table:table-cell>
          <table:table-cell table:style-name="TableCell010301">
            <text:p text:style-name="P15"><text:span text:style-name="T19">XCRAM</text:span><text:span text:style-name="T20"/></text:p>
          </table:table-cell>
          <table:table-cell table:style-name="TableCell010302" table:number-columns-spanned="2">
            <text:p text:style-name="P15"><text:span text:style-name="T21">Sprint Number<text:s text:c="5"/></text:span><text:span text:style-name="T22"/></text:p>
          </table:table-cell>
          <table:covered-table-cell/>
          <table:table-cell table:style-name="TableCell010304" table:number-columns-spanned="2">
            <text:p text:style-name="P15"><text:span text:style-name="T23">1</text:span><text:span text:style-name="T24"/></text:p>
          </table:table-cell>
          <table:covered-table-cell/>
        </table:table-row>
        <table:table-row table:style-name="TableRow0104">
          <table:table-cell table:style-name="TableCell010400">
            <text:p text:style-name="P18"><text:span text:style-name="T25">Sprint ReleaseApproved</text:span><text:span text:style-name="T26"/></text:p>
          </table:table-cell>
          <table:table-cell table:style-name="TableCell010401" table:number-columns-spanned="5">
            <text:p text:style-name="P18"><text:span text:style-name="T26"/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span text:style-name="T26"/></text:p>
      <text:p text:style-name="P21"><text:span text:style-name="T27">This checklist is to be used to assess if sprint goals have been achieved during the sprint.<text:s text:c="2"/>Particularly, if the target features of the software have been built based on user acceptance criteria.</text:span></text:p>
      <text:p text:style-name="P22"><text:span text:style-name="T28"/></text:p>
      <text:p text:style-name="P23"><text:span text:style-name="T29">Functional Goals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 table:number-rows-spanned="2">
            <text:p text:style-name="P25"><text:span text:style-name="T31">User Acceptance Criteria</text:span><text:span text:style-name="T32"/></text:p>
          </table:table-cell>
          <table:table-cell table:style-name="TableCell020001" table:number-columns-spanned="2">
            <text:p text:style-name="P25"><text:span text:style-name="T33">Compliance</text:span><text:span text:style-name="T34"/></text:p>
          </table:table-cell>
          <table:covered-table-cell/>
          <table:table-cell table:style-name="TableCell020003" table:number-rows-spanned="2">
            <text:p text:style-name="P25"><text:span text:style-name="T35">Remarks</text:span><text:span text:style-name="T36"/></text:p>
          </table:table-cell>
        </table:table-row>
        <table:table-row table:style-name="TableRow0201">
          <table:covered-table-cell>
            <text:p text:style-name="P28"><text:span text:style-name="T36"><text:s/></text:span></text:p>
          </table:covered-table-cell>
          <table:table-cell table:style-name="TableCell020101">
            <text:p text:style-name="P29"><text:span text:style-name="T37">Yes</text:span><text:span text:style-name="T38"/></text:p>
          </table:table-cell>
          <table:table-cell table:style-name="TableCell020102">
            <text:p text:style-name="P29"><text:span text:style-name="T39">No</text:span><text:span text:style-name="T40"/></text:p>
          </table:table-cell>
          <table:covered-table-cell>
            <text:p text:style-name="P30"><text:span text:style-name="T40"><text:s/></text:span></text:p>
          </table:covered-table-cell>
        </table:table-row>
        <table:table-row table:style-name="TableRow0202">
          <table:table-cell table:style-name="TableCell020200">
            <text:p text:style-name="P33"><text:span text:style-name="T41">User is able to add a fixed task</text:span><text:span text:style-name="T42"/></text:p>
          </table:table-cell>
          <table:table-cell table:style-name="TableCell020201">
            <text:p text:style-name="P34"><text:span text:style-name="T43">X</text:span><text:span text:style-name="T44"/></text:p>
          </table:table-cell>
          <table:table-cell table:style-name="TableCell020202">
            <text:p text:style-name="P35"><text:span text:style-name="T44"/></text:p>
          </table:table-cell>
          <table:table-cell table:style-name="TableCell020203">
            <text:p text:style-name="P35"><text:span text:style-name="T44"/></text:p>
          </table:table-cell>
        </table:table-row>
        <table:table-row table:style-name="TableRow0203">
          <table:table-cell table:style-name="TableCell020300">
            <text:p text:style-name="P37"><text:span text:style-name="T45">User is able to add a flexible task without priority</text:span><text:span text:style-name="T46"/></text:p>
          </table:table-cell>
          <table:table-cell table:style-name="TableCell020301">
            <text:p text:style-name="P38"><text:span text:style-name="T47">X</text:span><text:span text:style-name="T48"/></text:p>
          </table:table-cell>
          <table:table-cell table:style-name="TableCell020302">
            <text:p text:style-name="P39"><text:span text:style-name="T48"/></text:p>
          </table:table-cell>
          <table:table-cell table:style-name="TableCell020303">
            <text:p text:style-name="P39"><text:span text:style-name="T48">This feature is still very buggy. We don't have a clear definition on how the priority works just yet.</text:span></text:p>
          </table:table-cell>
        </table:table-row>
        <table:table-row table:style-name="TableRow0204">
          <table:table-cell table:style-name="TableCell020400">
            <text:p text:style-name="P41"><text:span text:style-name="T49">User is able to add a flexible task with priority</text:span><text:span text:style-name="T50"/></text:p>
          </table:table-cell>
          <table:table-cell table:style-name="TableCell020401">
            <text:p text:style-name="P42"><text:span text:style-name="T51">X</text:span><text:span text:style-name="T52"/></text:p>
          </table:table-cell>
          <table:table-cell table:style-name="TableCell020402">
            <text:p text:style-name="P43"><text:span text:style-name="T52"/></text:p>
          </table:table-cell>
          <table:table-cell table:style-name="TableCell020403">
            <text:p text:style-name="P43"><text:span text:style-name="T52">This feature is still very buggy. We don't have a clear definition on how the priority works just yet.</text:span></text:p>
          </table:table-cell>
        </table:table-row>
        <table:table-row table:style-name="TableRow0205">
          <table:table-cell table:style-name="TableCell020500">
            <text:p text:style-name="P45"><text:span text:style-name="T53">User is informed if he failedto enter task name or task duration</text:span></text:p>
            <text:p text:style-name="P45"><text:span text:style-name="T54"/></text:p>
          </table:table-cell>
          <table:table-cell table:style-name="TableCell020501">
            <text:p text:style-name="P46"><text:span text:style-name="T55">X</text:span><text:span text:style-name="T56"/></text:p>
          </table:table-cell>
          <table:table-cell table:style-name="TableCell020502">
            <text:p text:style-name="P47"><text:span text:style-name="T56"/></text:p>
          </table:table-cell>
          <table:table-cell table:style-name="TableCell020503">
            <text:p text:style-name="P47"><text:span text:style-name="T56"/></text:p>
          </table:table-cell>
        </table:table-row>
        <table:table-row table:style-name="TableRow0206">
          <table:table-cell table:style-name="TableCell020600">
            <text:p text:style-name="P49"><text:span text:style-name="T57">User is informed if he failed<text:s/></text:span><text:span text:style-name="T58">enter the start time of a fixed task</text:span><text:span text:style-name="T59"/></text:p>
          </table:table-cell>
          <table:table-cell table:style-name="TableCell020601">
            <text:p text:style-name="P50"><text:span text:style-name="T60">X</text:span><text:span text:style-name="T61"/></text:p>
          </table:table-cell>
          <table:table-cell table:style-name="TableCell020602">
            <text:p text:style-name="P51"><text:span text:style-name="T61"/></text:p>
          </table:table-cell>
          <table:table-cell table:style-name="TableCell020603">
            <text:p text:style-name="P51"><text:span text:style-name="T61"/></text:p>
          </table:table-cell>
        </table:table-row>
      </table:table>
      <text:p text:style-name="P53"><text:span text:style-name="T61"/></text:p>
      <text:p text:style-name="P54"><text:span text:style-name="T62">Tester's Comments:</text:span></text:p>
      <text:p text:style-name="P55"><text:span text:style-name="T63"/></text:p>
      <text:p text:style-name="P55"><text:span text:style-name="T64">This release works for 90% of the possible scenarios that may arise in scheduling. Undetected bugs may still occur because of the complicated algorithm that needs to be executed. The codes definitely needs a lot of cleaning because there are lots of unnecessary repetitions.</text:span></text:p>
      <text:p text:style-name="P55"><text:span text:style-name="T65"/></text:p>
      <text:p text:style-name="P55"><text:span text:style-name="T66">Usability Goals:</text:span></text:p>
      <text:p text:style-name="P56"><text:span text:style-name="T67">If interfaces will be delivered at the end of the sprint,<text:s text:c="2"/>evaluate the system according to Nielsen's Usability Heuristics.<text:s text:c="4"/>For items that are not applicable, check<text:s/></text:span><text:span text:style-name="T68">NA</text:span><text:span text:style-name="T69">.</text:span></text:p>
      <text:p text:style-name="P57"><text:span text:style-name="T70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rows-spanned="2">
            <text:p text:style-name="P59"><text:span text:style-name="T71">Nielsen's Usability Heuristics</text:span><text:span text:style-name="T72"/></text:p>
          </table:table-cell>
          <table:table-cell table:style-name="TableCell030001" table:number-columns-spanned="5">
            <text:p text:style-name="P60"><text:span text:style-name="T73"><text:s/>Strongly<text:s text:c="71"/>Strongly</text:span></text:p>
            <text:p text:style-name="P60"><text:span text:style-name="T73">Disagree<text:s text:c="73"/>Agree</text:span><text:span text:style-name="T74"/></text:p>
          </table:table-cell>
          <table:covered-table-cell/>
          <table:covered-table-cell/>
          <table:covered-table-cell/>
          <table:covered-table-cell/>
          <table:table-cell table:style-name="TableCell030006">
            <text:p text:style-name="P61"><text:span text:style-name="T75">NA</text:span><text:span text:style-name="T76"/></text:p>
          </table:table-cell>
        </table:table-row>
        <table:table-row table:style-name="TableRow0301">
          <table:covered-table-cell>
            <text:p text:style-name="P64"><text:span text:style-name="T76"><text:s/></text:span></text:p>
          </table:covered-table-cell>
          <table:table-cell table:style-name="TableCell030101">
            <text:p text:style-name="P65"><text:span text:style-name="T77">1</text:span><text:span text:style-name="T78"/></text:p>
          </table:table-cell>
          <table:table-cell table:style-name="TableCell030102">
            <text:p text:style-name="P65"><text:span text:style-name="T79">2</text:span><text:span text:style-name="T80"/></text:p>
          </table:table-cell>
          <table:table-cell table:style-name="TableCell030103">
            <text:p text:style-name="P65"><text:span text:style-name="T81">3</text:span><text:span text:style-name="T82"/></text:p>
          </table:table-cell>
          <table:table-cell table:style-name="TableCell030104">
            <text:p text:style-name="P65"><text:span text:style-name="T83">4</text:span><text:span text:style-name="T84"/></text:p>
          </table:table-cell>
          <table:table-cell table:style-name="TableCell030105">
            <text:p text:style-name="P65"><text:span text:style-name="T85">5</text:span><text:span text:style-name="T86"/></text:p>
          </table:table-cell>
          <table:table-cell table:style-name="TableCell030106">
            <text:p text:style-name="P65"><text:span text:style-name="T86"/></text:p>
          </table:table-cell>
        </table:table-row>
        <table:table-row table:style-name="TableRow0302">
          <table:table-cell table:style-name="TableCell030200">
            <text:p text:style-name="P68"><text:span text:style-name="T87">Simple and Natural Dialogue</text:span><text:span text:style-name="T88"/></text:p>
          </table:table-cell>
          <table:table-cell table:style-name="TableCell030201">
            <text:p text:style-name="P68"><text:span text:style-name="T88"/></text:p>
          </table:table-cell>
          <table:table-cell table:style-name="TableCell030202">
            <text:p text:style-name="P68"><text:span text:style-name="T88"/></text:p>
          </table:table-cell>
          <table:table-cell table:style-name="TableCell030203">
            <text:p text:style-name="P68"><text:span text:style-name="T88"/></text:p>
          </table:table-cell>
          <table:table-cell table:style-name="TableCell030204">
            <text:p text:style-name="P68"><text:span text:style-name="T88"/></text:p>
          </table:table-cell>
          <table:table-cell table:style-name="TableCell030205">
            <text:p text:style-name="P68"><text:span text:style-name="T88"/></text:p>
          </table:table-cell>
          <table:table-cell table:style-name="TableCell030206">
            <text:p text:style-name="P69"><text:span text:style-name="T89">NA</text:span><text:span text:style-name="T90"/></text:p>
          </table:table-cell>
        </table:table-row>
        <table:table-row table:style-name="TableRow0303">
          <table:table-cell table:style-name="TableCell030300">
            <text:p text:style-name="P71"><text:span text:style-name="T91">Speaks the Users'Language</text:span><text:span text:style-name="T92"/></text:p>
          </table:table-cell>
          <table:table-cell table:style-name="TableCell030301">
            <text:p text:style-name="P71"><text:span text:style-name="T92"/></text:p>
          </table:table-cell>
          <table:table-cell table:style-name="TableCell030302">
            <text:p text:style-name="P71"><text:span text:style-name="T92"/></text:p>
          </table:table-cell>
          <table:table-cell table:style-name="TableCell030303">
            <text:p text:style-name="P71"><text:span text:style-name="T92"/></text:p>
          </table:table-cell>
          <table:table-cell table:style-name="TableCell030304">
            <text:p text:style-name="P71"><text:span text:style-name="T92"/></text:p>
          </table:table-cell>
          <table:table-cell table:style-name="TableCell030305">
            <text:p text:style-name="P71"><text:span text:style-name="T92"/></text:p>
          </table:table-cell>
          <table:table-cell table:style-name="TableCell030306">
            <text:p text:style-name="P72"><text:span text:style-name="T93">NA</text:span><text:span text:style-name="T94"/></text:p>
          </table:table-cell>
        </table:table-row>
        <table:table-row table:style-name="TableRow0304">
          <table:table-cell table:style-name="TableCell030400">
            <text:p text:style-name="P74"><text:span text:style-name="T95">Minimize User Memory Load</text:span><text:span text:style-name="T96"/></text:p>
          </table:table-cell>
          <table:table-cell table:style-name="TableCell030401">
            <text:p text:style-name="P74"><text:span text:style-name="T96"/></text:p>
          </table:table-cell>
          <table:table-cell table:style-name="TableCell030402">
            <text:p text:style-name="P74"><text:span text:style-name="T96"/></text:p>
          </table:table-cell>
          <table:table-cell table:style-name="TableCell030403">
            <text:p text:style-name="P74"><text:span text:style-name="T96"/></text:p>
          </table:table-cell>
          <table:table-cell table:style-name="TableCell030404">
            <text:p text:style-name="P74"><text:span text:style-name="T96"/></text:p>
          </table:table-cell>
          <table:table-cell table:style-name="TableCell030405">
            <text:p text:style-name="P74"><text:span text:style-name="T96"/></text:p>
          </table:table-cell>
          <table:table-cell table:style-name="TableCell030406">
            <text:p text:style-name="P75"><text:span text:style-name="T97">NA</text:span><text:span text:style-name="T98"/></text:p>
          </table:table-cell>
        </table:table-row>
        <table:table-row table:style-name="TableRow0305">
          <table:table-cell table:style-name="TableCell030500">
            <text:p text:style-name="P77"><text:span text:style-name="T99">Consistency</text:span><text:span text:style-name="T100"/></text:p>
          </table:table-cell>
          <table:table-cell table:style-name="TableCell030501">
            <text:p text:style-name="P77"><text:span text:style-name="T100"/></text:p>
          </table:table-cell>
          <table:table-cell table:style-name="TableCell030502">
            <text:p text:style-name="P77"><text:span text:style-name="T100"/></text:p>
          </table:table-cell>
          <table:table-cell table:style-name="TableCell030503">
            <text:p text:style-name="P77"><text:span text:style-name="T100"/></text:p>
          </table:table-cell>
          <table:table-cell table:style-name="TableCell030504">
            <text:p text:style-name="P77"><text:span text:style-name="T100"/></text:p>
          </table:table-cell>
          <table:table-cell table:style-name="TableCell030505">
            <text:p text:style-name="P77"><text:span text:style-name="T100"/></text:p>
          </table:table-cell>
          <table:table-cell table:style-name="TableCell030506">
            <text:p text:style-name="P78"><text:span text:style-name="T101">NA</text:span><text:span text:style-name="T102"/></text:p>
          </table:table-cell>
        </table:table-row>
        <table:table-row table:style-name="TableRow0306">
          <table:table-cell table:style-name="TableCell030600">
            <text:p text:style-name="P80"><text:span text:style-name="T103">Feedback</text:span><text:span text:style-name="T104"/></text:p>
          </table:table-cell>
          <table:table-cell table:style-name="TableCell030601">
            <text:p text:style-name="P80"><text:span text:style-name="T104"/></text:p>
          </table:table-cell>
          <table:table-cell table:style-name="TableCell030602">
            <text:p text:style-name="P80"><text:span text:style-name="T104"/></text:p>
          </table:table-cell>
          <table:table-cell table:style-name="TableCell030603">
            <text:p text:style-name="P80"><text:span text:style-name="T104"/></text:p>
          </table:table-cell>
          <table:table-cell table:style-name="TableCell030604">
            <text:p text:style-name="P80"><text:span text:style-name="T104"/></text:p>
          </table:table-cell>
          <table:table-cell table:style-name="TableCell030605">
            <text:p text:style-name="P80"><text:span text:style-name="T104"/></text:p>
          </table:table-cell>
          <table:table-cell table:style-name="TableCell030606">
            <text:p text:style-name="P81"><text:span text:style-name="T105">NA</text:span><text:span text:style-name="T106"/></text:p>
          </table:table-cell>
        </table:table-row>
        <table:table-row table:style-name="TableRow0307">
          <table:table-cell table:style-name="TableCell030700">
            <text:p text:style-name="P83"><text:span text:style-name="T107">Clearly Marked Exits</text:span><text:span text:style-name="T108"/></text:p>
          </table:table-cell>
          <table:table-cell table:style-name="TableCell030701">
            <text:p text:style-name="P83"><text:span text:style-name="T108"/></text:p>
          </table:table-cell>
          <table:table-cell table:style-name="TableCell030702">
            <text:p text:style-name="P83"><text:span text:style-name="T108"/></text:p>
          </table:table-cell>
          <table:table-cell table:style-name="TableCell030703">
            <text:p text:style-name="P83"><text:span text:style-name="T108"/></text:p>
          </table:table-cell>
          <table:table-cell table:style-name="TableCell030704">
            <text:p text:style-name="P83"><text:span text:style-name="T108"/></text:p>
          </table:table-cell>
          <table:table-cell table:style-name="TableCell030705">
            <text:p text:style-name="P83"><text:span text:style-name="T108"/></text:p>
          </table:table-cell>
          <table:table-cell table:style-name="TableCell030706">
            <text:p text:style-name="P84"><text:span text:style-name="T109">NA</text:span><text:span text:style-name="T110"/></text:p>
          </table:table-cell>
        </table:table-row>
        <table:table-row table:style-name="TableRow0308">
          <table:table-cell table:style-name="TableCell030800">
            <text:p text:style-name="P87"><text:span text:style-name="T111">Shortcuts</text:span><text:span text:style-name="T112"/></text:p>
          </table:table-cell>
          <table:table-cell table:style-name="TableCell030801">
            <text:p text:style-name="P87"><text:span text:style-name="T112"/></text:p>
          </table:table-cell>
          <table:table-cell table:style-name="TableCell030802">
            <text:p text:style-name="P87"><text:span text:style-name="T112"/></text:p>
          </table:table-cell>
          <table:table-cell table:style-name="TableCell030803">
            <text:p text:style-name="P87"><text:span text:style-name="T112"/></text:p>
          </table:table-cell>
          <table:table-cell table:style-name="TableCell030804">
            <text:p text:style-name="P87"><text:span text:style-name="T112"/></text:p>
          </table:table-cell>
          <table:table-cell table:style-name="TableCell030805">
            <text:p text:style-name="P87"><text:span text:style-name="T112"/></text:p>
          </table:table-cell>
          <table:table-cell table:style-name="TableCell030806">
            <text:p text:style-name="P88"><text:span text:style-name="T113">NA</text:span><text:span text:style-name="T114"/></text:p>
          </table:table-cell>
        </table:table-row>
        <table:table-row table:style-name="TableRow0309">
          <table:table-cell table:style-name="TableCell030900">
            <text:p text:style-name="P91"><text:span text:style-name="T115">Good Error Messages</text:span><text:span text:style-name="T116"/></text:p>
          </table:table-cell>
          <table:table-cell table:style-name="TableCell030901">
            <text:p text:style-name="P91"><text:span text:style-name="T116"/></text:p>
          </table:table-cell>
          <table:table-cell table:style-name="TableCell030902">
            <text:p text:style-name="P91"><text:span text:style-name="T116"/></text:p>
          </table:table-cell>
          <table:table-cell table:style-name="TableCell030903">
            <text:p text:style-name="P91"><text:span text:style-name="T116"/></text:p>
          </table:table-cell>
          <table:table-cell table:style-name="TableCell030904">
            <text:p text:style-name="P91"><text:span text:style-name="T116"/></text:p>
          </table:table-cell>
          <table:table-cell table:style-name="TableCell030905">
            <text:p text:style-name="P91"><text:span text:style-name="T116"/></text:p>
          </table:table-cell>
          <table:table-cell table:style-name="TableCell030906">
            <text:p text:style-name="P92"><text:span text:style-name="T117">NA</text:span><text:span text:style-name="T118"/></text:p>
          </table:table-cell>
        </table:table-row>
        <table:table-row table:style-name="TableRow0310">
          <table:table-cell table:style-name="TableCell031000">
            <text:p text:style-name="P94"><text:span text:style-name="T119">Prevent Errors</text:span><text:span text:style-name="T120"/></text:p>
          </table:table-cell>
          <table:table-cell table:style-name="TableCell031001">
            <text:p text:style-name="P94"><text:span text:style-name="T120"/></text:p>
          </table:table-cell>
          <table:table-cell table:style-name="TableCell031002">
            <text:p text:style-name="P94"><text:span text:style-name="T120"/></text:p>
          </table:table-cell>
          <table:table-cell table:style-name="TableCell031003">
            <text:p text:style-name="P94"><text:span text:style-name="T120"/></text:p>
          </table:table-cell>
          <table:table-cell table:style-name="TableCell031004">
            <text:p text:style-name="P94"><text:span text:style-name="T120"/></text:p>
          </table:table-cell>
          <table:table-cell table:style-name="TableCell031005">
            <text:p text:style-name="P94"><text:span text:style-name="T120"/></text:p>
          </table:table-cell>
          <table:table-cell table:style-name="TableCell031006">
            <text:p text:style-name="P95"><text:span text:style-name="T121">NA</text:span><text:span text:style-name="T122"/></text:p>
          </table:table-cell>
        </table:table-row>
        <table:table-row table:style-name="TableRow0311">
          <table:table-cell table:style-name="TableCell031100">
            <text:p text:style-name="P97"><text:span text:style-name="T123">Help and Documentation</text:span><text:span text:style-name="T124"/></text:p>
          </table:table-cell>
          <table:table-cell table:style-name="TableCell031101">
            <text:p text:style-name="P97"><text:span text:style-name="T124"/></text:p>
          </table:table-cell>
          <table:table-cell table:style-name="TableCell031102">
            <text:p text:style-name="P97"><text:span text:style-name="T124"/></text:p>
          </table:table-cell>
          <table:table-cell table:style-name="TableCell031103">
            <text:p text:style-name="P97"><text:span text:style-name="T124"/></text:p>
          </table:table-cell>
          <table:table-cell table:style-name="TableCell031104">
            <text:p text:style-name="P97"><text:span text:style-name="T124"/></text:p>
          </table:table-cell>
          <table:table-cell table:style-name="TableCell031105">
            <text:p text:style-name="P97"><text:span text:style-name="T124"/></text:p>
          </table:table-cell>
          <table:table-cell table:style-name="TableCell031106">
            <text:p text:style-name="P98"><text:span text:style-name="T125">NA</text:span><text:span text:style-name="T126"/></text:p>
          </table:table-cell>
        </table:table-row>
      </table:table>
      <text:p text:style-name="P100"><text:span text:style-name="T126"/></text:p>
      <text:p text:style-name="P100"><text:span text:style-name="T127">Reviewer’s Comments:<text:line-break/></text:span></text:p>
      <text:p text:style-name="P100"><text:span text:style-name="T128">This release doesn not have a user interface. The outputare are displayed solely in the termin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